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57b45" officeooo:paragraph-rsid="00057b45" style:language-asian="zxx" style:country-asian="none" style:language-complex="zxx" style:country-complex="none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62e86" officeooo:paragraph-rsid="00062e86" style:language-asian="zxx" style:country-asian="none" style:language-complex="zxx" style:country-complex="none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language="ro" fo:country="RO" officeooo:rsid="00076e5d" officeooo:paragraph-rsid="00076e5d" style:language-asian="zxx" style:country-asian="none" style:language-complex="zxx" style:country-complex="none"/>
    </style:style>
    <style:style style:name="P4" style:family="paragraph" style:parent-style-name="Standard" style:list-style-name="L1">
      <style:paragraph-properties fo:line-height="150%" fo:text-align="start" style:justify-single-word="false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officeooo:paragraph-rsid="00057b45"/>
    </style:style>
    <style:style style:name="T1" style:family="text">
      <style:text-properties officeooo:rsid="00062e86"/>
    </style:style>
    <style:style style:name="T2" style:family="text">
      <style:text-properties fo:language="ro" fo:country="RO" officeooo:rsid="00057b45" style:language-asian="zxx" style:country-asian="none" style:language-complex="zxx" style:country-complex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5" style:num-prefix=" " style:num-suffix="." style:num-format="1" text:display-levels="5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6" style:num-prefix=" " style:num-suffix="." style:num-format="1" text:display-levels="6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7" style:num-prefix=" " style:num-suffix="." style:num-format="1" text:display-levels="7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8" style:num-prefix=" " style:num-suffix="." style:num-format="1" text:display-levels="8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  <text:list-level-style-number text:level="9" style:num-prefix=" " style:num-suffix="." style:num-format="1" text:display-levels="9">
        <style:list-level-properties text:list-level-position-and-space-mode="label-alignment">
          <style:list-level-label-alignment text:label-followed-by="space" fo:text-indent="-0.635cm" fo:margin-left="7.62cm"/>
        </style:list-level-properties>
      </text:list-level-style-number>
      <text:list-level-style-number text:level="10" style:num-prefix=" " style:num-suffix="." style:num-format="1" text:display-levels="10">
        <style:list-level-properties text:list-level-position-and-space-mode="label-alignment">
          <style:list-level-label-alignment text:label-followed-by="space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70871505036103018" text:style-name="L1">
        <text:list-item>
          <text:p text:style-name="P4"><text:span text:style-name="T2">Introducere (1-2pag)</text:span></text:p>
        </text:list-item>
        <text:list-item>
          <text:p text:style-name="P5"><text:span text:style-name="T2">Instrumente și metodologia software folosită</text:span></text:p>
        </text:list-item>
        <text:list-item>
          <text:p text:style-name="P5"><text:span text:style-name="T2">Prezentarea aplicației dezvoltate</text:span></text:p>
          <text:list>
            <text:list-item>
              <text:p text:style-name="P5"><text:span text:style-name="T2">Dezvoltarea cerințelor aplicației</text:span></text:p>
            </text:list-item>
            <text:list-item>
              <text:p text:style-name="P1">Proiectarea sistemului</text:p>
              <text:list>
                <text:list-item>
                  <text:p text:style-name="P1">Motor de șah</text:p>
                  <text:list>
                    <text:list-item>
                      <text:p text:style-name="P1">Algoritmi în mare</text:p>
                    </text:list-item>
                    <text:list-item>
                      <text:p text:style-name="P1">Structuri de date, de ce am folosit ce am folosit</text:p>
                    </text:list-item>
                    <text:list-item>
                      <text:p text:style-name="P1">Generarea mutărilor, <text:span text:style-name="T1">elemente cheie</text:span></text:p>
                    </text:list-item>
                  </text:list>
                </text:list-item>
                <text:list-item>
                  <text:p text:style-name="P1">Interfața grafică</text:p>
                  <text:list>
                    <text:list-item>
                      <text:p text:style-name="P1">Print screen funcționalițăți</text:p>
                    </text:list-item>
                    <text:list-item>
                      <text:p text:style-name="P1">Diagrame de clase</text:p>
                    </text:list-item>
                  </text:list>
                </text:list-item>
                <text:list-item>
                  <text:p text:style-name="P1">Server</text:p>
                  <text:list>
                    <text:list-item>
                      <text:p text:style-name="P2">Diagramă + concept web service</text:p>
                    </text:list-item>
                  </text:list>
                </text:list-item>
              </text:list>
            </text:list-item>
            <text:list-item>
              <text:p text:style-name="P1">Legarea componentelor sistemului</text:p>
              <text:list>
                <text:list-item>
                  <text:p text:style-name="P1">High level diagram</text:p>
                </text:list-item>
              </text:list>
            </text:list-item>
          </text:list>
        </text:list-item>
        <text:list-item>
          <text:p text:style-name="P2">Implementarea aplicației</text:p>
          <text:list>
            <text:list-item>
              <text:p text:style-name="P2">Engine</text:p>
              <text:list>
                <text:list-item>
                  <text:p text:style-name="P2">Algoritmi motor de șah</text:p>
                </text:list-item>
                <text:list-item>
                  <text:p text:style-name="P2">Structuri folosite</text:p>
                </text:list-item>
                <text:list-item>
                  <text:p text:style-name="P2">Cod sursă</text:p>
                </text:list-item>
                <text:list-item>
                  <text:p text:style-name="P2">Evaluarea mutărilor</text:p>
                </text:list-item>
              </text:list>
            </text:list-item>
            <text:list-item>
              <text:p text:style-name="P3">Client</text:p>
              <text:list>
                <text:list-item>
                  <text:p text:style-name="P3">Cod</text:p>
                </text:list-item>
                <text:list-item>
                  <text:p text:style-name="P3">Module</text:p>
                </text:list-item>
                <text:list-item>
                  <text:p text:style-name="P3">Refolosire</text:p>
                </text:list-item>
              </text:list>
            </text:list-item>
            <text:list-item>
              <text:p text:style-name="P3">Server</text:p>
              <text:list>
                <text:list-item>
                  <text:p text:style-name="P3">Cod</text:p>
                </text:list-item>
              </text:list>
            </text:list-item>
          </text:list>
        </text:list-item>
        <text:list-item>
          <text:p text:style-name="P3">Testarea aplicației</text:p>
          <text:list>
            <text:list-item>
              <text:p text:style-name="P3">code coverage</text:p>
            </text:list-item>
            <text:list-item>
              <text:p text:style-name="P3">unit tes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9S</meta:editing-duration>
    <meta:editing-cycles>7</meta:editing-cycles>
    <meta:generator>LibreOffice/4.4.3.2$Windows_x86 LibreOffice_project/88805f81e9fe61362df02b9941de8e38a9b5fd16</meta:generator>
    <dc:date>2015-06-10T20:59:24.613000000</dc:date>
    <meta:document-statistic meta:table-count="0" meta:image-count="0" meta:object-count="0" meta:page-count="1" meta:paragraph-count="31" meta:word-count="111" meta:character-count="775" meta:non-whitespace-character-count="700"/>
    <meta:user-defined meta:name="Info 1"/>
    <meta:user-defined meta:name="Info 2"/>
    <meta:user-defined meta:name="Info 3"/>
    <meta:user-defined meta:name="Info 4"/>
  </office:meta>
</office:document-meta>
</file>